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textbody">
      <style:graphic-properties draw:fill="solid" draw:fill-color="#cfe7f5" draw:textarea-vertical-align="middle"/>
    </style:style>
    <style:style style:name="gr2" style:family="graphic" style:parent-style-name="textbody">
      <style:graphic-properties draw:stroke="none" svg:stroke-color="#000000" draw:fill="none" draw:fill-color="#ffffff" fo:min-height="1.52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textbody">
      <style:graphic-properties draw:stroke="none" svg:stroke-color="#000000" draw:fill="none" draw:fill-color="#ffffff" fo:min-height="0.762cm"/>
    </style:style>
    <style:style style:name="gr5" style:family="graphic" style:parent-style-name="textbody">
      <style:graphic-properties draw:stroke="none" svg:stroke-color="#000000" draw:fill="none" draw:fill-color="#ffffff" fo:min-height="11.43cm"/>
    </style:style>
    <style:style style:name="gr6" style:family="graphic" style:parent-style-name="textbody">
      <style:graphic-properties draw:stroke="none" svg:stroke-color="#000000" draw:fill="none" draw:fill-color="#ffffff" fo:min-height="11.688cm"/>
    </style:style>
    <style:style style:name="gr7" style:family="graphic" style:parent-style-name="textbody">
      <style:graphic-properties draw:fill="solid" draw:fill-color="#cfe7f5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textbody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937cm" svg:height="1.651cm" svg:x="8.112cm" svg:y="1.635cm">
          <text:p/>
        </draw:rect>
        <draw:frame draw:style-name="gr2" draw:layer="layout" svg:width="5.334cm" svg:height="1.774cm" svg:x="8.239cm" svg:y="2.016cm">
          <draw:text-box>
            <text:p>MainApp.java</text:p>
          </draw:text-box>
        </draw:frame>
        <draw:rect draw:style-name="gr1" draw:text-style-name="P1" draw:layer="layout" svg:width="4.953cm" svg:height="1.651cm" svg:x="1.762cm" svg:y="7.35cm">
          <text:p/>
        </draw:rect>
        <draw:frame draw:style-name="gr2" draw:layer="layout" svg:width="5.334cm" svg:height="1.774cm" svg:x="1.889cm" svg:y="7.731cm">
          <draw:text-box>
            <text:p>HomeActivity.java</text:p>
          </draw:text-box>
        </draw:frame>
        <draw:rect draw:style-name="gr1" draw:text-style-name="P1" draw:layer="layout" svg:width="5.842cm" svg:height="1.651cm" svg:x="13.319cm" svg:y="7.35cm">
          <text:p/>
        </draw:rect>
        <draw:frame draw:style-name="gr2" draw:layer="layout" svg:width="5.969cm" svg:height="1.774cm" svg:x="13.446cm" svg:y="7.731cm">
          <draw:text-box>
            <text:p>BusinessActivity.java</text:p>
          </draw:text-box>
        </draw:frame>
        <draw:rect draw:style-name="gr1" draw:text-style-name="P1" draw:layer="layout" svg:width="5.207cm" svg:height="1.651cm" svg:x="7.477cm" svg:y="10.533cm">
          <text:p/>
        </draw:rect>
        <draw:frame draw:style-name="gr2" draw:layer="layout" svg:width="5.588cm" svg:height="1.774cm" svg:x="7.35cm" svg:y="10.91cm">
          <draw:text-box>
            <text:p>GenericActivity.java</text:p>
          </draw:text-box>
        </draw:frame>
        <draw:rect draw:style-name="gr1" draw:text-style-name="P1" draw:layer="layout" svg:width="5.842cm" svg:height="1.651cm" svg:x="7.096cm" svg:y="4.306cm">
          <text:p/>
        </draw:rect>
        <draw:frame draw:style-name="gr2" draw:layer="layout" svg:width="5.969cm" svg:height="1.774cm" svg:x="7.223cm" svg:y="4.687cm">
          <draw:text-box>
            <text:p>UserValidation.java</text:p>
          </draw:text-box>
        </draw:frame>
        <draw:line draw:style-name="gr3" draw:text-style-name="P1" draw:layer="layout" svg:x1="10.017cm" svg:y1="3.286cm" svg:x2="10.017cm" svg:y2="4.302cm">
          <text:p/>
        </draw:line>
        <draw:line draw:style-name="gr3" draw:text-style-name="P1" draw:layer="layout" svg:x1="7.096cm" svg:y1="5.953cm" svg:x2="4.937cm" svg:y2="7.35cm">
          <text:p/>
        </draw:line>
        <draw:line draw:style-name="gr3" draw:text-style-name="P1" draw:layer="layout" svg:x1="12.938cm" svg:y1="5.953cm" svg:x2="14.843cm" svg:y2="7.223cm">
          <text:p/>
        </draw:line>
        <draw:line draw:style-name="gr3" draw:text-style-name="P1" draw:layer="layout" svg:x1="12.684cm" svg:y1="10.525cm" svg:x2="14.335cm" svg:y2="9.128cm">
          <text:p/>
        </draw:line>
        <draw:line draw:style-name="gr3" draw:text-style-name="P1" draw:layer="layout" svg:x1="7.477cm" svg:y1="10.525cm" svg:x2="6.08cm" svg:y2="9.128cm">
          <text:p/>
        </draw:line>
        <draw:frame draw:style-name="gr4" draw:layer="layout" svg:width="3.937cm" svg:height="1.012cm" svg:x="13.446cm" svg:y="9.763cm">
          <draw:text-box>
            <text:p>&lt;&lt;Extends&gt;&gt; </text:p>
          </draw:text-box>
        </draw:frame>
        <draw:frame draw:style-name="gr4" draw:layer="layout" svg:width="3.937cm" svg:height="1.012cm" svg:x="6.588cm" svg:y="9.259cm">
          <draw:text-box>
            <text:p>&lt;&lt;Extends&gt;&gt; </text:p>
          </draw:text-box>
        </draw:frame>
        <draw:line draw:style-name="gr3" draw:text-style-name="P1" draw:layer="layout" svg:x1="18.018cm" svg:y1="9.128cm" svg:x2="18.018cm" svg:y2="13.446cm">
          <text:p/>
        </draw:line>
        <draw:line draw:style-name="gr3" draw:text-style-name="P1" draw:layer="layout" svg:x1="3.286cm" svg:y1="9.128cm" svg:x2="3.286cm" svg:y2="13.446cm">
          <text:p/>
        </draw:line>
        <draw:rect draw:style-name="gr1" draw:text-style-name="P1" draw:layer="layout" svg:width="7.747cm" svg:height="3.429cm" svg:x="1.254cm" svg:y="13.7cm">
          <text:p/>
        </draw:rect>
        <draw:frame draw:style-name="gr5" draw:layer="layout" svg:width="7.874cm" svg:height="11.68cm" svg:x="1.381cm" svg:y="13.7cm">
          <draw:text-box>
            <text:p>List of buttons and functions:</text:p>
            <text:p>Drink Level</text:p>
            <text:p>Dispense Drink</text:p>
            <text:p>Empty Warning</text:p>
            <text:p>Etc</text:p>
          </draw:text-box>
        </draw:frame>
        <draw:rect draw:style-name="gr1" draw:text-style-name="P1" draw:layer="layout" svg:width="7.747cm" svg:height="4.318cm" svg:x="12.684cm" svg:y="13.573cm">
          <text:p/>
        </draw:rect>
        <draw:frame draw:style-name="gr6" draw:layer="layout" svg:width="7.874cm" svg:height="11.938cm" svg:x="12.811cm" svg:y="13.827cm">
          <draw:text-box>
            <text:p>List of buttons and functions:</text:p>
            <text:p>Drink Menus</text:p>
            <text:p>Mixable Drinks</text:p>
            <text:p>No drinks left</text:p>
            <text:p>Send order</text:p>
            <text:p>Exit button</text:p>
          </draw:text-box>
        </draw:frame>
        <draw:ellipse draw:style-name="gr7" draw:text-style-name="P1" draw:layer="layout" svg:width="6.223cm" svg:height="2.159cm" svg:x="7.35cm" svg:y="23.733cm">
          <text:p text:style-name="P1">Server</text:p>
        </draw:ellipse>
        <draw:line draw:style-name="gr8" draw:text-style-name="P1" draw:layer="layout" svg:x1="16.24cm" svg:y1="18.018cm" svg:x2="12.176cm" svg:y2="23.225cm">
          <text:p/>
        </draw:line>
        <draw:frame draw:style-name="gr9" draw:layer="layout" svg:width="5.588cm" svg:height="1.513cm" svg:x="14.462cm" svg:y="20.315cm">
          <draw:text-box>
            <text:p>Records orders made and statistic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ny </meta:initial-creator>
    <meta:creation-date>2016-10-04T09:20:36.33</meta:creation-date>
    <dc:date>2016-10-04T10:02:06.07</dc:date>
    <dc:creator>Jonny </dc:creator>
    <meta:editing-duration>PT41M27S</meta:editing-duration>
    <meta:editing-cycles>9</meta:editing-cycles>
    <meta:generator>OpenOffice/4.0.1$Win32 OpenOffice.org_project/401m5$Build-9714</meta:generator>
    <meta:document-statistic meta:object-count="26"/>
  </office:meta>
</office:document-meta>
</file>